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ec5"/>
    </style:style>
    <style:style style:name="P2" style:family="paragraph" style:parent-style-name="Standard">
      <style:text-properties officeooo:rsid="0000eec5" officeooo:paragraph-rsid="0000eec5"/>
    </style:style>
    <style:style style:name="P3" style:family="paragraph" style:parent-style-name="Standard">
      <style:text-properties officeooo:rsid="0000eec5" officeooo:paragraph-rsid="0002e6ca"/>
    </style:style>
    <style:style style:name="P4" style:family="paragraph" style:parent-style-name="Standard">
      <style:text-properties officeooo:rsid="0000eec5" officeooo:paragraph-rsid="00056d8e"/>
    </style:style>
    <style:style style:name="P5" style:family="paragraph" style:parent-style-name="Standard">
      <style:text-properties officeooo:rsid="0000eec5" officeooo:paragraph-rsid="00098a65"/>
    </style:style>
    <style:style style:name="P6" style:family="paragraph" style:parent-style-name="Standard">
      <style:text-properties officeooo:rsid="0000eec5" officeooo:paragraph-rsid="0011ba14"/>
    </style:style>
    <style:style style:name="P7" style:family="paragraph" style:parent-style-name="Standard">
      <style:text-properties officeooo:rsid="0000eec5" officeooo:paragraph-rsid="0033157d"/>
    </style:style>
    <style:style style:name="P8" style:family="paragraph" style:parent-style-name="Standard">
      <style:text-properties officeooo:rsid="0002e6ca" officeooo:paragraph-rsid="0002e6ca"/>
    </style:style>
    <style:style style:name="P9" style:family="paragraph" style:parent-style-name="Standard">
      <style:text-properties officeooo:rsid="0002e6ca" officeooo:paragraph-rsid="000838b1"/>
    </style:style>
    <style:style style:name="P10" style:family="paragraph" style:parent-style-name="Standard">
      <style:text-properties officeooo:rsid="00056d8e" officeooo:paragraph-rsid="00056d8e"/>
    </style:style>
    <style:style style:name="P11" style:family="paragraph" style:parent-style-name="Standard">
      <style:text-properties officeooo:rsid="000838b1" officeooo:paragraph-rsid="000838b1"/>
    </style:style>
    <style:style style:name="P12" style:family="paragraph" style:parent-style-name="Standard">
      <style:text-properties officeooo:rsid="000838b1" officeooo:paragraph-rsid="0000eec5"/>
    </style:style>
    <style:style style:name="P13" style:family="paragraph" style:parent-style-name="Standard">
      <style:text-properties officeooo:rsid="000838b1" officeooo:paragraph-rsid="00098a65"/>
    </style:style>
    <style:style style:name="P14" style:family="paragraph" style:parent-style-name="Standard">
      <style:text-properties officeooo:rsid="00098a65" officeooo:paragraph-rsid="00098a65"/>
    </style:style>
    <style:style style:name="P15" style:family="paragraph" style:parent-style-name="Standard">
      <style:text-properties officeooo:rsid="000b3814" officeooo:paragraph-rsid="000b3814"/>
    </style:style>
    <style:style style:name="P16" style:family="paragraph" style:parent-style-name="Standard">
      <style:text-properties officeooo:rsid="000b3814" officeooo:paragraph-rsid="000838b1"/>
    </style:style>
    <style:style style:name="P17" style:family="paragraph" style:parent-style-name="Standard">
      <style:text-properties officeooo:rsid="000cb2df" officeooo:paragraph-rsid="000cb2df"/>
    </style:style>
    <style:style style:name="P18" style:family="paragraph" style:parent-style-name="Standard">
      <style:text-properties officeooo:rsid="000cb2df" officeooo:paragraph-rsid="0011ba14"/>
    </style:style>
    <style:style style:name="P19" style:family="paragraph" style:parent-style-name="Standard">
      <style:text-properties officeooo:rsid="000cb2df" officeooo:paragraph-rsid="0029f086"/>
    </style:style>
    <style:style style:name="P20" style:family="paragraph" style:parent-style-name="Standard">
      <style:text-properties officeooo:rsid="000d6858" officeooo:paragraph-rsid="000d6858"/>
    </style:style>
    <style:style style:name="P21" style:family="paragraph" style:parent-style-name="Standard">
      <style:text-properties officeooo:rsid="000e900e" officeooo:paragraph-rsid="000e900e"/>
    </style:style>
    <style:style style:name="P22" style:family="paragraph" style:parent-style-name="Standard">
      <style:text-properties officeooo:rsid="0011ba14" officeooo:paragraph-rsid="0011ba14"/>
    </style:style>
    <style:style style:name="P23" style:family="paragraph" style:parent-style-name="Standard">
      <style:text-properties officeooo:rsid="0011ba14" officeooo:paragraph-rsid="0033157d"/>
    </style:style>
    <style:style style:name="P24" style:family="paragraph" style:parent-style-name="Standard">
      <style:text-properties officeooo:rsid="00130811" officeooo:paragraph-rsid="00130811"/>
    </style:style>
    <style:style style:name="P25" style:family="paragraph" style:parent-style-name="Standard">
      <style:text-properties officeooo:rsid="00138f15" officeooo:paragraph-rsid="00138f15"/>
    </style:style>
    <style:style style:name="P26" style:family="paragraph" style:parent-style-name="Standard">
      <style:text-properties officeooo:rsid="00162638" officeooo:paragraph-rsid="00162638"/>
    </style:style>
    <style:style style:name="P27" style:family="paragraph" style:parent-style-name="Standard">
      <style:text-properties officeooo:rsid="001a7869" officeooo:paragraph-rsid="001a7869"/>
    </style:style>
    <style:style style:name="P28" style:family="paragraph" style:parent-style-name="Standard">
      <style:text-properties officeooo:rsid="001efba8" officeooo:paragraph-rsid="001efba8"/>
    </style:style>
    <style:style style:name="P29" style:family="paragraph" style:parent-style-name="Standard">
      <style:text-properties officeooo:rsid="0020f032" officeooo:paragraph-rsid="0020f032"/>
    </style:style>
    <style:style style:name="P30" style:family="paragraph" style:parent-style-name="Standard">
      <style:text-properties officeooo:rsid="0022ddc5" officeooo:paragraph-rsid="0022ddc5"/>
    </style:style>
    <style:style style:name="P31" style:family="paragraph" style:parent-style-name="Standard">
      <style:text-properties officeooo:rsid="00287bda" officeooo:paragraph-rsid="00287bda"/>
    </style:style>
    <style:style style:name="P32" style:family="paragraph" style:parent-style-name="Standard">
      <style:text-properties officeooo:rsid="00302e0a" officeooo:paragraph-rsid="00302e0a"/>
    </style:style>
    <style:style style:name="P33" style:family="paragraph" style:parent-style-name="Standard">
      <style:text-properties officeooo:rsid="0033157d" officeooo:paragraph-rsid="0033157d"/>
    </style:style>
    <style:style style:name="P34" style:family="paragraph" style:parent-style-name="Standard">
      <style:text-properties officeooo:rsid="0036e6b9" officeooo:paragraph-rsid="0036e6b9"/>
    </style:style>
    <style:style style:name="P35" style:family="paragraph" style:parent-style-name="Standard">
      <style:paragraph-properties fo:margin-left="0.4925in" fo:margin-right="0in" fo:text-indent="0in" style:auto-text-indent="false"/>
      <style:text-properties officeooo:rsid="00056d8e" officeooo:paragraph-rsid="00056d8e"/>
    </style:style>
    <style:style style:name="P36" style:family="paragraph" style:parent-style-name="Standard">
      <style:paragraph-properties fo:margin-left="0.4925in" fo:margin-right="0in" fo:text-indent="0in" style:auto-text-indent="false"/>
      <style:text-properties officeooo:rsid="00130811" officeooo:paragraph-rsid="00130811"/>
    </style:style>
    <style:style style:name="P37" style:family="paragraph" style:parent-style-name="Standard">
      <style:paragraph-properties fo:margin-left="0.4925in" fo:margin-right="0in" fo:text-indent="0in" style:auto-text-indent="false"/>
      <style:text-properties officeooo:rsid="0033157d" officeooo:paragraph-rsid="0033157d"/>
    </style:style>
    <style:style style:name="P38" style:family="paragraph" style:parent-style-name="Standard">
      <style:paragraph-properties fo:margin-left="0.4925in" fo:margin-right="0in" fo:text-indent="0in" style:auto-text-indent="false"/>
      <style:text-properties officeooo:rsid="003503aa" officeooo:paragraph-rsid="003503aa"/>
    </style:style>
    <style:style style:name="P39" style:family="paragraph" style:parent-style-name="Standard">
      <style:paragraph-properties fo:margin-left="0.9846in" fo:margin-right="0in" fo:text-indent="0in" style:auto-text-indent="false"/>
      <style:text-properties officeooo:rsid="0033157d" officeooo:paragraph-rsid="0033157d"/>
    </style:style>
    <style:style style:name="P40" style:family="paragraph" style:parent-style-name="Text_20_body">
      <style:text-properties officeooo:paragraph-rsid="0020f032"/>
    </style:style>
    <style:style style:name="P41" style:family="paragraph" style:parent-style-name="Text_20_body">
      <style:text-properties officeooo:rsid="0020f032" officeooo:paragraph-rsid="0020f032"/>
    </style:style>
    <style:style style:name="P42" style:family="paragraph" style:parent-style-name="Text_20_body">
      <style:text-properties officeooo:paragraph-rsid="0022ddc5"/>
    </style:style>
    <style:style style:name="P43" style:family="paragraph" style:parent-style-name="Text_20_body">
      <style:text-properties officeooo:rsid="0022ddc5" officeooo:paragraph-rsid="0022ddc5"/>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4">
      <style:paragraph-properties>
        <style:tab-stops>
          <style:tab-stop style:position="6.3354in" style:type="right" style:leader-style="dotted" style:leader-text="."/>
        </style:tab-stops>
      </style:paragraph-properties>
    </style:style>
    <style:style style:name="P48" style:family="paragraph" style:parent-style-name="Standard" style:list-style-name="L1">
      <style:text-properties officeooo:rsid="000fd56e" officeooo:paragraph-rsid="000fd56e"/>
    </style:style>
    <style:style style:name="P49" style:family="paragraph" style:parent-style-name="Standard" style:list-style-name="L1">
      <style:text-properties officeooo:rsid="00056d8e" officeooo:paragraph-rsid="00056d8e"/>
    </style:style>
    <style:style style:name="P50" style:family="paragraph" style:parent-style-name="Standard" style:list-style-name="L1">
      <style:text-properties officeooo:rsid="00068db5" officeooo:paragraph-rsid="00068db5"/>
    </style:style>
    <style:style style:name="P51" style:family="paragraph" style:parent-style-name="Standard" style:list-style-name="L1">
      <style:text-properties officeooo:rsid="000838b1" officeooo:paragraph-rsid="000838b1"/>
    </style:style>
    <style:style style:name="P52" style:family="paragraph" style:parent-style-name="Standard" style:list-style-name="L8">
      <style:text-properties officeooo:rsid="000838b1" officeooo:paragraph-rsid="000838b1"/>
    </style:style>
    <style:style style:name="P53" style:family="paragraph" style:parent-style-name="Standard" style:list-style-name="L9">
      <style:text-properties officeooo:rsid="000838b1" officeooo:paragraph-rsid="000838b1"/>
    </style:style>
    <style:style style:name="P54" style:family="paragraph" style:parent-style-name="Standard">
      <style:text-properties officeooo:rsid="0000eec5"/>
    </style:style>
    <style:style style:name="P55" style:family="paragraph" style:parent-style-name="Standard" style:list-style-name="L2">
      <style:text-properties officeooo:rsid="0000eec5" officeooo:paragraph-rsid="0000eec5"/>
    </style:style>
    <style:style style:name="P56" style:family="paragraph" style:parent-style-name="Standard" style:list-style-name="L2">
      <style:text-properties officeooo:rsid="0011ba14" officeooo:paragraph-rsid="0011ba14"/>
    </style:style>
    <style:style style:name="P57" style:family="paragraph" style:parent-style-name="Standard" style:list-style-name="L5">
      <style:text-properties officeooo:rsid="0011ba14" officeooo:paragraph-rsid="0033157d"/>
    </style:style>
    <style:style style:name="P58" style:family="paragraph" style:parent-style-name="Standard" style:list-style-name="L13">
      <style:text-properties officeooo:rsid="0011ba14" officeooo:paragraph-rsid="0011ba14"/>
    </style:style>
    <style:style style:name="P59" style:family="paragraph" style:parent-style-name="Standard" style:list-style-name="L13">
      <style:text-properties officeooo:rsid="0011ba14" officeooo:paragraph-rsid="0029f086"/>
    </style:style>
    <style:style style:name="P60" style:family="paragraph" style:parent-style-name="Standard" style:list-style-name="L2">
      <style:text-properties officeooo:rsid="002ae82e" officeooo:paragraph-rsid="002ae82e"/>
    </style:style>
    <style:style style:name="P61" style:family="paragraph" style:parent-style-name="Standard" style:list-style-name="L3">
      <style:text-properties officeooo:rsid="001a7869" officeooo:paragraph-rsid="001a7869"/>
    </style:style>
    <style:style style:name="P62" style:family="paragraph" style:parent-style-name="Standard" style:list-style-name="L4">
      <style:text-properties officeooo:rsid="001a7869" officeooo:paragraph-rsid="001a7869"/>
    </style:style>
    <style:style style:name="P63" style:family="paragraph" style:parent-style-name="Standard">
      <style:text-properties officeooo:rsid="0033157d" officeooo:paragraph-rsid="0033157d"/>
    </style:style>
    <style:style style:name="P64" style:family="paragraph" style:parent-style-name="Standard" style:list-style-name="L6">
      <style:text-properties officeooo:rsid="00098a65" officeooo:paragraph-rsid="00098a65"/>
    </style:style>
    <style:style style:name="P65" style:family="paragraph" style:parent-style-name="Standard" style:list-style-name="L7">
      <style:text-properties officeooo:rsid="00098a65" officeooo:paragraph-rsid="00098a65"/>
    </style:style>
    <style:style style:name="P66" style:family="paragraph" style:parent-style-name="Standard" style:list-style-name="L7">
      <style:text-properties officeooo:rsid="000b3814" officeooo:paragraph-rsid="000b3814"/>
    </style:style>
    <style:style style:name="P67" style:family="paragraph" style:parent-style-name="Standard" style:list-style-name="L10">
      <style:text-properties officeooo:rsid="000b3814" officeooo:paragraph-rsid="000b3814"/>
    </style:style>
    <style:style style:name="P68" style:family="paragraph" style:parent-style-name="Standard" style:list-style-name="L11">
      <style:text-properties officeooo:rsid="000b3814" officeooo:paragraph-rsid="000b3814"/>
    </style:style>
    <style:style style:name="P69" style:family="paragraph" style:parent-style-name="Standard" style:list-style-name="L7">
      <style:text-properties officeooo:rsid="00130811" officeooo:paragraph-rsid="00130811"/>
    </style:style>
    <style:style style:name="P70" style:family="paragraph" style:parent-style-name="Standard" style:list-style-name="L12">
      <style:text-properties officeooo:rsid="000cb2df" officeooo:paragraph-rsid="000cb2df"/>
    </style:style>
    <style:style style:name="P71" style:family="paragraph" style:parent-style-name="Standard" style:list-style-name="L14">
      <style:text-properties officeooo:rsid="00138f15" officeooo:paragraph-rsid="00138f15"/>
    </style:style>
    <style:style style:name="P72" style:family="paragraph" style:parent-style-name="Standard" style:list-style-name="L14">
      <style:text-properties officeooo:rsid="0031c74e" officeooo:paragraph-rsid="0031c74e"/>
    </style:style>
    <style:style style:name="P73" style:family="paragraph" style:parent-style-name="Standard" style:list-style-name="L15">
      <style:text-properties officeooo:rsid="0022ddc5" officeooo:paragraph-rsid="0022ddc5"/>
    </style:style>
    <style:style style:name="P74" style:family="paragraph" style:parent-style-name="Standard" style:list-style-name="L16">
      <style:text-properties officeooo:rsid="0022ddc5" officeooo:paragraph-rsid="0022ddc5"/>
    </style:style>
    <style:style style:name="P75" style:family="paragraph" style:parent-style-name="Standard">
      <style:text-properties officeooo:rsid="0022ddc5" officeooo:paragraph-rsid="0022ddc5"/>
    </style:style>
    <style:style style:name="P76" style:family="paragraph" style:parent-style-name="Standard" style:list-style-name="L15">
      <style:text-properties officeooo:rsid="00238043" officeooo:paragraph-rsid="00238043"/>
    </style:style>
    <style:style style:name="P77" style:family="paragraph" style:parent-style-name="Standard" style:list-style-name="L15">
      <style:text-properties officeooo:rsid="0025442d" officeooo:paragraph-rsid="0025442d"/>
    </style:style>
    <style:style style:name="P78" style:family="paragraph" style:parent-style-name="Standard" style:list-style-name="L17">
      <style:text-properties officeooo:rsid="00302e0a" officeooo:paragraph-rsid="00302e0a"/>
    </style:style>
    <style:style style:name="P79" style:family="paragraph" style:parent-style-name="Standard" style:list-style-name="L17">
      <style:text-properties officeooo:rsid="00302e0a" officeooo:paragraph-rsid="003a901b"/>
    </style:style>
    <style:style style:name="P80" style:family="paragraph" style:parent-style-name="Standard">
      <style:text-properties officeooo:rsid="00302e0a" officeooo:paragraph-rsid="0022ddc5"/>
    </style:style>
    <style:style style:name="P81" style:family="paragraph" style:parent-style-name="Standard" style:list-style-name="L18">
      <style:text-properties officeooo:rsid="000e900e" officeooo:paragraph-rsid="000f240e"/>
    </style:style>
    <style:style style:name="P82" style:family="paragraph" style:parent-style-name="Standard" style:list-style-name="L18">
      <style:text-properties officeooo:rsid="000e900e" officeooo:paragraph-rsid="000e900e"/>
    </style:style>
    <style:style style:name="P83" style:family="paragraph" style:parent-style-name="Standard" style:list-style-name="L18">
      <style:text-properties officeooo:rsid="000f240e" officeooo:paragraph-rsid="000f240e"/>
    </style:style>
    <style:style style:name="P84" style:family="paragraph" style:parent-style-name="Standard">
      <style:text-properties officeooo:rsid="0039cfb6" officeooo:paragraph-rsid="0022ddc5"/>
    </style:style>
    <style:style style:name="P85" style:family="paragraph" style:parent-style-name="Standard">
      <style:text-properties officeooo:rsid="0039cfb6" officeooo:paragraph-rsid="0039cfb6"/>
    </style:style>
    <style:style style:name="P86" style:family="paragraph" style:parent-style-name="Standard">
      <style:text-properties officeooo:rsid="003bfce5" officeooo:paragraph-rsid="003bfce5"/>
    </style:style>
    <style:style style:name="P87" style:family="paragraph" style:parent-style-name="Standard">
      <style:text-properties officeooo:rsid="003c24c5" officeooo:paragraph-rsid="003c24c5"/>
    </style:style>
    <style:style style:name="P88" style:family="paragraph" style:parent-style-name="Standard" style:list-style-name="L15">
      <style:text-properties officeooo:rsid="003d45f3" officeooo:paragraph-rsid="003d45f3"/>
    </style:style>
    <style:style style:name="P89" style:family="paragraph" style:parent-style-name="Heading_20_3">
      <style:text-properties officeooo:rsid="0020f032" officeooo:paragraph-rsid="0020f032"/>
    </style:style>
    <style:style style:name="P90" style:family="paragraph" style:parent-style-name="Heading_20_3">
      <style:text-properties officeooo:rsid="0000eec5" officeooo:paragraph-rsid="0020f032"/>
    </style:style>
    <style:style style:name="P91" style:family="paragraph" style:parent-style-name="Heading_20_3">
      <style:text-properties officeooo:rsid="0000eec5" officeooo:paragraph-rsid="0022ddc5"/>
    </style:style>
    <style:style style:name="P92" style:family="paragraph" style:parent-style-name="Heading_20_3">
      <style:text-properties officeooo:rsid="0002e6ca" officeooo:paragraph-rsid="0029f086"/>
    </style:style>
    <style:style style:name="T1" style:family="text">
      <style:text-properties officeooo:rsid="0000eec5"/>
    </style:style>
    <style:style style:name="T2" style:family="text">
      <style:text-properties officeooo:rsid="0002e6ca"/>
    </style:style>
    <style:style style:name="T3" style:family="text">
      <style:text-properties fo:font-weight="bold" style:font-weight-asian="bold" style:font-weight-complex="bold"/>
    </style:style>
    <style:style style:name="T4" style:family="text">
      <style:text-properties officeooo:rsid="000838b1"/>
    </style:style>
    <style:style style:name="T5" style:family="text">
      <style:text-properties officeooo:rsid="00098a65"/>
    </style:style>
    <style:style style:name="T6" style:family="text">
      <style:text-properties officeooo:rsid="000b3814"/>
    </style:style>
    <style:style style:name="T7" style:family="text">
      <style:text-properties officeooo:rsid="000cb2df"/>
    </style:style>
    <style:style style:name="T8" style:family="text">
      <style:text-properties officeooo:rsid="000d6858"/>
    </style:style>
    <style:style style:name="T9" style:family="text">
      <style:text-properties officeooo:rsid="000fd56e"/>
    </style:style>
    <style:style style:name="T10" style:family="text">
      <style:text-properties officeooo:rsid="0011ba14"/>
    </style:style>
    <style:style style:name="T11" style:family="text">
      <style:text-properties officeooo:rsid="00138f15"/>
    </style:style>
    <style:style style:name="T12" style:family="text">
      <style:text-properties officeooo:rsid="00146303"/>
    </style:style>
    <style:style style:name="T13" style:family="text">
      <style:text-properties officeooo:rsid="00176522"/>
    </style:style>
    <style:style style:name="T14" style:family="text">
      <style:text-properties officeooo:rsid="0018e592"/>
    </style:style>
    <style:style style:name="T15" style:family="text">
      <style:text-properties officeooo:rsid="001b70c3"/>
    </style:style>
    <style:style style:name="T16" style:family="text">
      <style:text-properties officeooo:rsid="001dc723"/>
    </style:style>
    <style:style style:name="T17" style:family="text">
      <style:text-properties officeooo:rsid="001efba8"/>
    </style:style>
    <style:style style:name="T18" style:family="text">
      <style:text-properties officeooo:rsid="0020c6e0"/>
    </style:style>
    <style:style style:name="T19" style:family="text">
      <style:text-properties officeooo:rsid="0022ddc5"/>
    </style:style>
    <style:style style:name="T20" style:family="text">
      <style:text-properties officeooo:rsid="00238043"/>
    </style:style>
    <style:style style:name="T21" style:family="text">
      <style:text-properties officeooo:rsid="00287bda"/>
    </style:style>
    <style:style style:name="T22" style:family="text">
      <style:text-properties officeooo:rsid="0029f086"/>
    </style:style>
    <style:style style:name="T23" style:family="text">
      <style:text-properties officeooo:rsid="002cced2"/>
    </style:style>
    <style:style style:name="T24" style:family="text">
      <style:text-properties officeooo:rsid="002f459e"/>
    </style:style>
    <style:style style:name="T25" style:family="text">
      <style:text-properties officeooo:rsid="00302e0a"/>
    </style:style>
    <style:style style:name="T26" style:family="text">
      <style:text-properties officeooo:rsid="00320cf0"/>
    </style:style>
    <style:style style:name="T27" style:family="text">
      <style:text-properties officeooo:rsid="0033157d"/>
    </style:style>
    <style:style style:name="T28" style:family="text">
      <style:text-properties officeooo:rsid="0038065b"/>
    </style:style>
    <style:style style:name="T29" style:family="text">
      <style:text-properties officeooo:rsid="00386cf0"/>
    </style:style>
    <style:style style:name="T30" style:family="text">
      <style:text-properties officeooo:rsid="003a901b"/>
    </style:style>
    <style:style style:name="T31" style:family="text">
      <style:text-properties officeooo:rsid="003c24c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_Toc601_2507969732"/>1 <text:span text:style-name="T21">Introduction</text:span><text:bookmark-end text:name="__RefHeading___Toc601_2507969732"/></text:h>
      <text:p text:style-name="P2"/>
      <text:h text:style-name="Heading_20_2" text:outline-level="2"><text:bookmark-start text:name="__RefHeading___Toc603_2507969732"/>1.1 Purpose<text:bookmark-end text:name="__RefHeading___Toc603_2507969732"/></text:h>
      <text:p text:style-name="P10"/>
      <text:p text:style-name="P10">This is an intuitive and user-friendly file format for alterable images.</text:p>
      <text:p text:style-name="P10"/>
      <text:p text:style-name="P10">It came about from the following scenario:</text:p>
      <text:p text:style-name="P35">I had a blog, where every featured image was to be the same style – a post-specific photo, wrapped in a polaroid frame, rotated, and placed atop a travel-themed background. <text:s/>Each post became a lengthy headache, having to wait for a full-fledged image editor to start up, and performing a series of monotionous and obvious tasks.<text:line-break/><text:line-break/>To make matters worse, I then had to go back in and create a series of different size/shape images for various social media (twitter, pinterest, facebook, etc).<text:line-break/><text:line-break/>There had to be a better way!</text:p>
      <text:p text:style-name="P10"/>
      <text:p text:style-name="P10">Key constraints for this format a<text:span text:style-name="T9">r</text:span>e:</text:p>
      <text:list xml:id="list1213845794" text:style-name="L1">
        <text:list-item>
          <text:p text:style-name="P48">Open source – duh.</text:p>
        </text:list-item>
        <text:list-item>
          <text:p text:style-name="P49">Seamless support for multi-resolution images for social media (see Smart Resizing, below)</text:p>
        </text:list-item>
        <text:list-item>
          <text:p text:style-name="P49">Modern zip+xml file format for easy <text:span text:style-name="T9">access by other programs</text:span> </text:p>
        </text:list-item>
        <text:list-item>
          <text:p text:style-name="P49">Template forms to create <text:span text:style-name="T9">derived </text:span>images from a common <text:span text:style-name="T9">base</text:span>.</text:p>
        </text:list-item>
        <text:list-item>
          <text:p text:style-name="P50">Feature rich – should support all blend modes, masks, drop shadows, etc as any modern editor.</text:p>
        </text:list-item>
        <text:list-item>
          <text:p text:style-name="P50">(In my implementation) simple command line access.</text:p>
        </text:list-item>
        <text:list-item>
          <text:p text:style-name="P51">In all cases, maximize available options.</text:p>
        </text:list-item>
        <text:list-item>
          <text:p text:style-name="P48">Implemented in a portable way such that all necessary components are within the image, or available from known, standard sources – never program/system specific.</text:p>
        </text:list-item>
      </text:list>
      <text:p text:style-name="P4"/>
      <text:p text:style-name="P2">In the interest of compatibility:</text:p>
      <text:list xml:id="list1617457239" text:style-name="L2">
        <text:list-item>
          <text:p text:style-name="P55">Implementers SHOULD make provision for ALL features of the format.</text:p>
        </text:list-item>
        <text:list-item>
          <text:p text:style-name="P55">Implementors MUST NOT add additional features to the format.</text:p>
        </text:list-item>
        <text:list-item>
          <text:p text:style-name="P55">Implementors MUST NOT seek out fonts and resources from a non-approved location.</text:p>
        </text:list-item>
        <text:list-item>
          <text:p text:style-name="P56">Implementors MUST support ALL the file types specified, and MUST NOT add or refer to other types within files. <text:s/>(Other types MAY be supported, but MUST be converted to known type when saving.)</text:p>
        </text:list-item>
        <text:list-item>
          <text:p text:style-name="P60">For the convenience of the user, some attributes have “aka” values where two different values do the same thing. <text:s/>Implemtors MUST <text:span text:style-name="T23">accept</text:span> ALL aka values <text:span text:style-name="T23">as equivalent.</text:span></text:p>
        </text:list-item>
      </text:list>
      <text:p text:style-name="P2"/>
      <text:p text:style-name="P27">TODO: for the specification, choose a <text:span text:style-name="T15">license</text:span> that is:</text:p>
      <text:list xml:id="list1809419810" text:style-name="L3">
        <text:list-item>
          <text:p text:style-name="P61">open source</text:p>
        </text:list-item>
      </text:list>
      <text:list xml:id="list2014211983" text:style-name="L4">
        <text:list-item>
          <text:p text:style-name="P62">free for commercial</text:p>
        </text:list-item>
        <text:list-item>
          <text:p text:style-name="P62">no derivatives</text:p>
        </text:list-item>
      </text:list>
      <text:p text:style-name="P2"/>
      <text:h text:style-name="Heading_20_2" text:outline-level="2"><text:bookmark-start text:name="__RefHeading___Toc605_2507969732"/><text:soft-page-break/>1.2 Table of Contents<text:bookmark-end text:name="__RefHeading___Toc605_2507969732"/></text:h>
      <text:p text:style-name="P3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601_2507969732" text:style-name="Index_20_Link" text:visited-style-name="Index_20_Link">1 Introduction<text:tab/>1</text:a></text:p>
          <text:p text:style-name="P44"><text:a xlink:type="simple" xlink:href="#__RefHeading___Toc603_2507969732" text:style-name="Index_20_Link" text:visited-style-name="Index_20_Link">1.1 Purpose<text:tab/>1</text:a></text:p>
          <text:p text:style-name="P44"><text:a xlink:type="simple" xlink:href="#__RefHeading___Toc605_2507969732" text:style-name="Index_20_Link" text:visited-style-name="Index_20_Link">1.2 Table of Contents<text:tab/>2</text:a></text:p>
          <text:p text:style-name="P46"><text:a xlink:type="simple" xlink:href="#__RefHeading___Toc607_2507969732" text:style-name="Index_20_Link" text:visited-style-name="Index_20_Link">2 Layers<text:tab/>2</text:a></text:p>
          <text:p text:style-name="P44"><text:a xlink:type="simple" xlink:href="#__RefHeading___Toc609_2507969732" text:style-name="Index_20_Link" text:visited-style-name="Index_20_Link">2.1 References<text:tab/>3</text:a></text:p>
          <text:p text:style-name="P44"><text:a xlink:type="simple" xlink:href="#__RefHeading___Toc611_2507969732" text:style-name="Index_20_Link" text:visited-style-name="Index_20_Link">2.2 Layer Attributes<text:tab/>3</text:a></text:p>
          <text:p text:style-name="P45"><text:a xlink:type="simple" xlink:href="#__RefHeading___Toc613_2507969732" text:style-name="Index_20_Link" text:visited-style-name="Index_20_Link">2.2.1 Id<text:tab/>3</text:a></text:p>
          <text:p text:style-name="P45"><text:a xlink:type="simple" xlink:href="#__RefHeading___Toc615_2507969732" text:style-name="Index_20_Link" text:visited-style-name="Index_20_Link">2.2.1 Name<text:tab/>3</text:a></text:p>
          <text:p text:style-name="P45"><text:a xlink:type="simple" xlink:href="#__RefHeading___Toc617_2507969732" text:style-name="Index_20_Link" text:visited-style-name="Index_20_Link">2.2.1 Dimensions (x,y,w,h)<text:tab/>3</text:a></text:p>
          <text:p text:style-name="P45"><text:a xlink:type="simple" xlink:href="#__RefHeading___Toc619_2507969732" text:style-name="Index_20_Link" text:visited-style-name="Index_20_Link">2.2.1 relativeTo<text:tab/>4</text:a></text:p>
          <text:p text:style-name="P45"><text:a xlink:type="simple" xlink:href="#__RefHeading___Toc621_2507969732" text:style-name="Index_20_Link" text:visited-style-name="Index_20_Link">2.2.1 Opacity<text:tab/>4</text:a></text:p>
          <text:p text:style-name="P45"><text:a xlink:type="simple" xlink:href="#__RefHeading___Toc623_2507969732" text:style-name="Index_20_Link" text:visited-style-name="Index_20_Link">2.2.1 Visible<text:tab/>4</text:a></text:p>
          <text:p text:style-name="P45"><text:a xlink:type="simple" xlink:href="#__RefHeading___Toc625_2507969732" text:style-name="Index_20_Link" text:visited-style-name="Index_20_Link">2.2.1 isChild<text:tab/>4</text:a></text:p>
          <text:p text:style-name="P45"><text:a xlink:type="simple" xlink:href="#__RefHeading___Toc627_2507969732" text:style-name="Index_20_Link" text:visited-style-name="Index_20_Link">2.2.1 Blend Mode<text:tab/>4</text:a></text:p>
          <text:p text:style-name="P45"><text:a xlink:type="simple" xlink:href="#__RefHeading___Toc629_2507969732" text:style-name="Index_20_Link" text:visited-style-name="Index_20_Link">2.2.2 Mask<text:tab/>5</text:a></text:p>
          <text:p text:style-name="P45"><text:a xlink:type="simple" xlink:href="#__RefHeading___Toc631_2507969732" text:style-name="Index_20_Link" text:visited-style-name="Index_20_Link">2.2.3 Region of Interest<text:tab/>5</text:a></text:p>
          <text:p text:style-name="P45"><text:a xlink:type="simple" xlink:href="#__RefHeading___Toc633_2507969732" text:style-name="Index_20_Link" text:visited-style-name="Index_20_Link">2.2.1 Rotation<text:tab/>5</text:a></text:p>
          <text:p text:style-name="P44"><text:a xlink:type="simple" xlink:href="#__RefHeading___Toc635_2507969732" text:style-name="Index_20_Link" text:visited-style-name="Index_20_Link">2.3 Kinds of Layers<text:tab/>6</text:a></text:p>
          <text:p text:style-name="P45"><text:a xlink:type="simple" xlink:href="#__RefHeading___Toc637_2507969732" text:style-name="Index_20_Link" text:visited-style-name="Index_20_Link">2.3.1 Group Layers<text:tab/>6</text:a></text:p>
          <text:p text:style-name="P45"><text:a xlink:type="simple" xlink:href="#__RefHeading___Toc639_2507969732" text:style-name="Index_20_Link" text:visited-style-name="Index_20_Link">2.3.2 Image Layers<text:tab/>6</text:a></text:p>
          <text:p text:style-name="P45"><text:a xlink:type="simple" xlink:href="#__RefHeading___Toc641_2507969732" text:style-name="Index_20_Link" text:visited-style-name="Index_20_Link">2.3.3 Solid Layers<text:tab/>6</text:a></text:p>
          <text:p text:style-name="P45"><text:a xlink:type="simple" xlink:href="#__RefHeading___Toc643_2507969732" text:style-name="Index_20_Link" text:visited-style-name="Index_20_Link">2.3.4 Link Layers<text:tab/>6</text:a></text:p>
          <text:p text:style-name="P45"><text:a xlink:type="simple" xlink:href="#__RefHeading___Toc645_2507969732" text:style-name="Index_20_Link" text:visited-style-name="Index_20_Link">2.3.5 Modifier Layers<text:tab/>7</text:a></text:p>
          <text:p text:style-name="P45"><text:a xlink:type="simple" xlink:href="#__RefHeading___Toc658_2507969732" text:style-name="Index_20_Link" text:visited-style-name="Index_20_Link">2.3.6 Text Layers<text:tab/>7</text:a></text:p>
          <text:p text:style-name="P47"><text:a xlink:type="simple" xlink:href="#__RefHeading___Toc647_2507969732" text:style-name="Index_20_Link" text:visited-style-name="Index_20_Link">2.3.6.1 Fonts<text:tab/>7</text:a></text:p>
          <text:p text:style-name="P46"><text:a xlink:type="simple" xlink:href="#__RefHeading___Toc649_2507969732" text:style-name="Index_20_Link" text:visited-style-name="Index_20_Link">3 Forms<text:tab/>7</text:a></text:p>
          <text:p text:style-name="P46"><text:a xlink:type="simple" xlink:href="#__RefHeading___Toc651_2507969732" text:style-name="Index_20_Link" text:visited-style-name="Index_20_Link">4. Saving<text:tab/>8</text:a></text:p>
          <text:p text:style-name="P46"><text:a xlink:type="simple" xlink:href="#__RefHeading___Toc653_2507969732" text:style-name="Index_20_Link" text:visited-style-name="Index_20_Link">5. TBD<text:tab/>8</text:a></text:p>
        </text:index-body>
      </text:table-of-content>
      <text:p text:style-name="P31"/>
      <text:p text:style-name="P2"/>
      <text:h text:style-name="Heading_20_1" text:outline-level="1"><text:bookmark-start text:name="__RefHeading___Toc607_2507969732"/>2 Layers<text:bookmark-end text:name="__RefHeading___Toc607_2507969732"/></text:h>
      <text:p text:style-name="P12"/>
      <text:p text:style-name="P2">This format is centered around the principle of “everything is a layer”.</text:p>
      <text:p text:style-name="P2"/>
      <text:p text:style-name="P24">In the interest of the xml looking like an image layer gui, the layers are stored in reverse-painted order, that is, the first entry in a tag is the topmost layer, the last is bottommost.</text:p>
      <text:p text:style-name="P24"/>
      <text:p text:style-name="P36">&lt;smartimge&gt;</text:p>
      <text:p text:style-name="P36"><text:tab/>&lt;text&gt;This text is on top so it is painted last&lt;/text&gt;</text:p>
      <text:p text:style-name="P36"><text:tab/>&lt;text&gt;This text is painted first, because it’s on bottom&lt;/text&gt;</text:p>
      <text:p text:style-name="P36">&lt;/smartimage&gt;</text:p>
      <text:p text:style-name="P2"/>
      <text:h text:style-name="Heading_20_2" text:outline-level="2"><text:bookmark-start text:name="__RefHeading___Toc609_2507969732"/><text:soft-page-break/>2.1<text:span text:style-name="T2"> Value Types</text:span><text:bookmark-end text:name="__RefHeading___Toc609_2507969732"/></text:h>
      <text:p text:style-name="P5"/>
      <text:h text:style-name="Heading_20_3" text:outline-level="3">2.1.1 Colors</text:h>
      <text:p text:style-name="P33"/>
      <text:p text:style-name="P33">color values are stored in any of the following html-like notations </text:p>
      <text:list xml:id="list3935536054" text:style-name="L5">
        <text:list-item>
          <text:p text:style-name="P57">#rrggbb – hex triplet</text:p>
        </text:list-item>
        <text:list-item>
          <text:p text:style-name="P57">#rrggbbaa – hex with alpha</text:p>
        </text:list-item>
        <text:list-item>
          <text:p text:style-name="P57">rgb(r,g,b)</text:p>
        </text:list-item>
        <text:list-item>
          <text:p text:style-name="P57">rgba(r,g,b,a)</text:p>
        </text:list-item>
      </text:list>
      <text:p text:style-name="P23"/>
      <text:p text:style-name="P33">HINT: To store a common color and/or create a color theme, use forms and references, for example:</text:p>
      <text:p text:style-name="P33"/>
      <text:p text:style-name="P37">&lt;smartimage&gt;</text:p>
      <text:p text:style-name="P39">&lt;variable type=”hidden” name=”checkerboardFgColor” value=”#ff0000”/&gt;</text:p>
      <text:p text:style-name="P39">&lt;variable type=”hidden” name=”checkerboardBgColor” value=”#000000”/&gt;</text:p>
      <text:p text:style-name="P39">&lt;solid x=”0” y=”0” w=”10” h=”10” color=”@checkerboardFgColor” /&gt;</text:p>
      <text:p text:style-name="P39">&lt;solid x=”10” y=”10” w=”10” h=”10” color=”@checkerboardFgColor” /&gt;</text:p>
      <text:p text:style-name="P39">&lt;solid x=”0” y=”0” w=”20” h=”20” color=”@checkerboardBgColor” /&gt;</text:p>
      <text:p text:style-name="P37">&lt;/smartimage&gt;</text:p>
      <text:p text:style-name="P37"/>
      <text:p text:style-name="P38">Thus, changing the colors of the checkerboard is as simple as changing one value.</text:p>
      <text:p text:style-name="P7"/>
      <text:h text:style-name="Heading_20_3" text:outline-level="3">2.1.<text:span text:style-name="T27">2</text:span> References</text:h>
      <text:p text:style-name="P5"/>
      <text:p text:style-name="P13">All layer attributes <text:span text:style-name="T5">and inner text</text:span> can contain links, which are values beginning with “@”. <text:s/>(Chosen to be similar in theme to the Adobe AfterEffects “pick-whip” tool)</text:p>
      <text:p text:style-name="P13"/>
      <text:p text:style-name="P14">References can take the following forms:</text:p>
      <text:list xml:id="list355572582" text:style-name="L6">
        <text:list-item>
          <text:p text:style-name="P64">@layerId – refer to the inferred value of the layer<text:line-break/>If we are on layerA.attributeNameA, refers to @layerId.attributeNameA<text:line-break/>If we are in layerA text, refers to @layerId._ (see below)<text:line-break/>If we are an attribute that accepts an image (roi, mask, or “file” on image layer) then refer to the final, composited image of @layerId</text:p>
        </text:list-item>
        <text:list-item>
          <text:p text:style-name="P64">@layerId.attrName – the specific attribute in the given layer</text:p>
        </text:list-item>
        <text:list-item>
          <text:p text:style-name="P64">@layerId._ - refer to the inner text of the layer’s id</text:p>
        </text:list-item>
        <text:list-item>
          <text:p text:style-name="P64">@formName – get the current value from the form</text:p>
        </text:list-item>
      </text:list>
      <text:p text:style-name="P14"/>
      <text:p text:style-name="P14">NOTE: References can refer to layers with other references, for instance, a form value may contain @layerId, therefore implementors:</text:p>
      <text:list xml:id="list1979950159" text:style-name="L7">
        <text:list-item>
          <text:p text:style-name="P65">MUST check reference result for <text:span text:style-name="T6">occourance</text:span> of another reference and proceed correctly</text:p>
        </text:list-item>
        <text:list-item>
          <text:p text:style-name="P65">MUST raise exception if loop is detected, eg, @1→@2→@1→@2→…</text:p>
        </text:list-item>
        <text:list-item>
          <text:p text:style-name="P66">SHOULD filter user form input such that a reference is not <text:span text:style-name="T10">inadvertently</text:span> entered </text:p>
        </text:list-item>
        <text:list-item>
          <text:p text:style-name="P69">If any reference cannot be found, application MUST raise exception.</text:p>
        </text:list-item>
      </text:list>
      <text:p text:style-name="P2"/>
      <text:h text:style-name="Heading_20_3" text:outline-level="3"><text:soft-page-break/>2.1.3 Percent Values</text:h>
      <text:p text:style-name="P34"/>
      <text:p text:style-name="P34">Percent values (for instance, Opacity) can be expressed as a decimal where 1.0 being 100% or, AKA, in a more readable x100 value followed by a percent sign.</text:p>
      <text:h text:style-name="Heading_20_2" text:outline-level="2"><text:bookmark-start text:name="__RefHeading___Toc611_2507969732"/>2.<text:span text:style-name="T16">2</text:span> Layer Attributes<text:bookmark-end text:name="__RefHeading___Toc611_2507969732"/></text:h>
      <text:p text:style-name="P3"/>
      <text:h text:style-name="Heading_20_3" text:outline-level="3"><text:bookmark-start text:name="__RefHeading___Toc613_2507969732"/>2.<text:span text:style-name="T16">2</text:span>.1 Id<text:bookmark-end text:name="__RefHeading___Toc613_2507969732"/></text:h>
      <text:p text:style-name="P8"/>
      <text:p text:style-name="P8">Layer Id value is a positive integer that MUST be unique within the file.</text:p>
      <text:p text:style-name="P8"/>
      <text:p text:style-name="P8">It is OPTIONAL, therefore any ID values:</text:p>
      <text:list xml:id="list382290029" text:style-name="L8">
        <text:list-item>
          <text:p text:style-name="P52">Editor MAY choose to cleanse unused ID values in the interest of saving space, however in certain cases they may be left for the use of external access. <text:s/>See section “Saving”</text:p>
        </text:list-item>
      </text:list>
      <text:p text:style-name="P8"/>
      <text:h text:style-name="Heading_20_3" text:outline-level="3"><text:bookmark-start text:name="__RefHeading___Toc615_2507969732"/>2.<text:span text:style-name="T16">2</text:span>.<text:span text:style-name="T24">2</text:span> Name<text:bookmark-end text:name="__RefHeading___Toc615_2507969732"/></text:h>
      <text:p text:style-name="P8"/>
      <text:p text:style-name="P8">Layer name is user-specified and user-viewable, and therefore MUST NOT be assumed to be unique by any application.</text:p>
      <text:p text:style-name="P8"/>
      <text:h text:style-name="P89" text:outline-level="3"><text:bookmark-start text:name="__RefHeading___Toc617_2507969732"/>2.<text:span text:style-name="T16">2</text:span>.<text:span text:style-name="T24">3</text:span> Dimensions (x,y,w,h)<text:bookmark-end text:name="__RefHeading___Toc617_2507969732"/></text:h>
      <text:p text:style-name="P8"/>
      <text:p text:style-name="P8">Each document layer MAY specify any combination of layer dimensions.</text:p>
      <text:p text:style-name="P8"/>
      <text:p text:style-name="P8">If absent, x and y are assumed to be (0,0), which is the upper-left corner.</text:p>
      <text:p text:style-name="P8"/>
      <text:p text:style-name="P8">If absent, w and h are calculated as the maximum combined bounds the layer and its children, for example an image layer’s size.</text:p>
      <text:p text:style-name="P8"/>
      <text:p text:style-name="P15">Layer dimensions beyond the final image size MUST be supported. <text:s/>(see also Rotation)</text:p>
      <text:p text:style-name="P2"/>
      <text:h text:style-name="P89" text:outline-level="3"><text:bookmark-start text:name="__RefHeading___Toc619_2507969732"/>2.<text:span text:style-name="T16">2</text:span>.<text:span text:style-name="T24">4</text:span> relativeTo<text:bookmark-end text:name="__RefHeading___Toc619_2507969732"/></text:h>
      <text:p text:style-name="P2"/>
      <text:p text:style-name="P29">A dimensions modifier. <text:s/>Dimensions can be relative to “self”,”global”, or ”parent” object (the default)</text:p>
      <text:p text:style-name="P2"/>
      <text:h text:style-name="P90" text:outline-level="3"><text:bookmark-start text:name="__RefHeading___Toc621_2507969732"/>2.2.5 Opacity<text:bookmark-end text:name="__RefHeading___Toc621_2507969732"/></text:h>
      <text:p text:style-name="P40"/>
      <text:p text:style-name="P41">The opacity of this layer.</text:p>
      <text:p text:style-name="P41"/>
      <text:p text:style-name="P41">If opacity=0, then this is functionally the same as visible=False</text:p>
      <text:p text:style-name="P2"><text:soft-page-break/></text:p>
      <text:h text:style-name="P91" text:outline-level="3"><text:bookmark-start text:name="__RefHeading___Toc623_2507969732"/>2.2.6 Visible<text:bookmark-end text:name="__RefHeading___Toc623_2507969732"/></text:h>
      <text:p text:style-name="P42"/>
      <text:p text:style-name="P43">Quickly turn the layer on/off. <text:s/>Visible affects direct parent node and linked nodes</text:p>
      <text:p text:style-name="P43"/>
      <text:h text:style-name="P91" text:outline-level="3"><text:bookmark-start text:name="__RefHeading___Toc625_2507969732"/>2.2.7 isChild<text:bookmark-end text:name="__RefHeading___Toc625_2507969732"/></text:h>
      <text:p text:style-name="P42"/>
      <text:p text:style-name="P43">If true, this layer is rendered as a child layer in the logical flow. <text:s/>If not, it is used only for linking.</text:p>
      <text:p text:style-name="P43"/>
      <text:p text:style-name="P43">If isChild=False, then there MUST be an Id present with it. <text:s/>(Otherwise it would be useless)</text:p>
      <text:p text:style-name="P43"/>
      <text:p text:style-name="P43">Upon optimized saving, </text:p>
      <text:p text:style-name="P2"/>
      <text:h text:style-name="Heading_20_3" text:outline-level="3"><text:bookmark-start text:name="__RefHeading___Toc627_2507969732"/>2.<text:span text:style-name="T16">2</text:span>.<text:span text:style-name="T24">8</text:span> B<text:span text:style-name="T1">lend Mode</text:span><text:bookmark-end text:name="__RefHeading___Toc627_2507969732"/></text:h>
      <text:p text:style-name="P8"/>
      <text:p text:style-name="P8">NOTE: in the list below, an application MUST accept ALL “aka” values of the blend mode as equivilent.</text:p>
      <text:p text:style-name="P8"/>
      <text:p text:style-name="P29">NOTE: opacity is applied to child layers, then blended, then this layer’s opacity</text:p>
      <text:p text:style-name="P8"/>
      <text:p text:style-name="P8">The following blend modes are supported:</text:p>
      <text:list xml:id="list4237156286" text:style-name="L9">
        <text:list-item>
          <text:p text:style-name="P53">multiply</text:p>
        </text:list-item>
        <text:list-item>
          <text:p text:style-name="P53">divide</text:p>
        </text:list-item>
        <text:list-item>
          <text:p text:style-name="P53">add</text:p>
        </text:list-item>
        <text:list-item>
          <text:p text:style-name="P53">...</text:p>
        </text:list-item>
      </text:list>
      <text:p text:style-name="P8"/>
      <text:h text:style-name="Heading_20_3" text:outline-level="3"><text:bookmark-start text:name="__RefHeading___Toc629_2507969732"/>2.<text:span text:style-name="T16">2</text:span>.<text:span text:style-name="T24">9</text:span> Mask<text:bookmark-end text:name="__RefHeading___Toc629_2507969732"/></text:h>
      <text:p text:style-name="P8"/>
      <text:p text:style-name="P15">This is used to clip, or cut-out portions of a layer.</text:p>
      <text:p text:style-name="P15"/>
      <text:p text:style-name="P15">It can be either:</text:p>
      <text:list xml:id="list339882893" text:style-name="L10">
        <text:list-item>
          <text:p text:style-name="P67">a grayscale image where white represents fully opaque and black represents fully transparent</text:p>
        </text:list-item>
        <text:list-item>
          <text:p text:style-name="P67">an image with an apha channel, which will be applied to this layer</text:p>
        </text:list-item>
      </text:list>
      <text:p text:style-name="P8"/>
      <text:p text:style-name="P8">Mask points to an internal filename of a mask image.</text:p>
      <text:p text:style-name="P8">If a @layerId is specified, it takes the <text:span text:style-name="T3">final composited</text:span> result of the identified layer.</text:p>
      <text:p text:style-name="P11">If a @formId is specified, the value must be an external filename or another @reference</text:p>
      <text:p text:style-name="P8"/>
      <text:p text:style-name="P15"><text:soft-page-break/>Therefore, to mimick a Photoshop-like “clip-to” feature, simply mask=”@layerId” of the layer you want to clip to.</text:p>
      <text:p text:style-name="P15"/>
      <text:h text:style-name="Heading_20_3" text:outline-level="3"><text:bookmark-start text:name="__RefHeading___Toc631_2507969732"/>2.<text:span text:style-name="T16">2</text:span>.<text:span text:style-name="T24">10</text:span> Region of Interest<text:bookmark-end text:name="__RefHeading___Toc631_2507969732"/></text:h>
      <text:p text:style-name="P2"/>
      <text:p text:style-name="P15">This is refers to a grayscale image that defines the “most important” parts of this image. <text:s/>Where white= 100% critical, and black= unimportant.</text:p>
      <text:p text:style-name="P2"/>
      <text:p text:style-name="P15">It is used for smart resizing and other features.</text:p>
      <text:p text:style-name="P2"/>
      <text:p text:style-name="P9"><text:span text:style-name="T4">Roi</text:span> points to an internal filename of a<text:span text:style-name="T6">n roi</text:span> image.</text:p>
      <text:p text:style-name="P9">If a @layerId is specified, it takes the <text:span text:style-name="T3">final composited</text:span> result of the identified layer.</text:p>
      <text:p text:style-name="P11">If a @formId is specified, the value must be an external filename or another @reference</text:p>
      <text:p text:style-name="P16"/>
      <text:p text:style-name="P15">Implementation details:</text:p>
      <text:list xml:id="list328359426" text:style-name="L11">
        <text:list-item>
          <text:p text:style-name="P68">Recommended default roi for text layers is a white version of the text itsself (that is, text is considered critical to the image).</text:p>
        </text:list-item>
        <text:list-item>
          <text:p text:style-name="P68">Recommended default roi for images should use some intelligent form of skin tone, face, and eye detection as human interest, particularly faces and their eyes, are likely the most important part of the image.</text:p>
        </text:list-item>
        <text:list-item>
          <text:p text:style-name="P68">Recommended treating background image as <text:span text:style-name="T7">unimportant.</text:span></text:p>
        </text:list-item>
      </text:list>
      <text:p text:style-name="P11"/>
      <text:h text:style-name="Heading_20_3" text:outline-level="3"><text:bookmark-start text:name="__RefHeading___Toc633_2507969732"/>2.<text:span text:style-name="T16">2</text:span>.1<text:span text:style-name="T24">1</text:span> <text:span text:style-name="T1">Rotation</text:span><text:bookmark-end text:name="__RefHeading___Toc633_2507969732"/></text:h>
      <text:p text:style-name="P2"/>
      <text:p text:style-name="P2">Rotation affects the dimensions of the layer such that corners of the rotated layer remain within layer <text:span text:style-name="T6">bounds.</text:span></text:p>
      <text:p text:style-name="P2"/>
      <text:p text:style-name="P2"><text:span text:style-name="T6">Additionally</text:span>, if counter-rotated back to the original size, the desired dimensions shall be restored.</text:p>
      <text:p text:style-name="P2"/>
      <text:h text:style-name="Heading_20_2" text:outline-level="2"><text:bookmark-start text:name="__RefHeading___Toc635_2507969732"/>2.<text:span text:style-name="T16">3</text:span> Kinds of Layers<text:bookmark-end text:name="__RefHeading___Toc635_2507969732"/></text:h>
      <text:p text:style-name="P2"/>
      <text:h text:style-name="Heading_20_3" text:outline-level="3"><text:bookmark-start text:name="__RefHeading___Toc637_2507969732"/><text:span text:style-name="T2">2.3.1 </text:span>Group Layers<text:bookmark-end text:name="__RefHeading___Toc637_2507969732"/></text:h>
      <text:p text:style-name="P2"/>
      <text:p text:style-name="P17">These are essentially layers of unspecified type. <text:s/>ALL layers MUST be grouping layers by default, that is, any layer can have any number of children. <text:s/>Thus, for instance, even an image layer can have other children.</text:p>
      <text:p text:style-name="P17"/>
      <text:p text:style-name="P17">The purpose of group layers is mainly logical readablility, <text:span text:style-name="T8">though there are common occourances where you need to group without adding any new image data</text:span>.</text:p>
      <text:p text:style-name="P17"/>
      <text:p text:style-name="P20">Also, keep in mind that all layer attributes still apply, thus you can do something like &lt;group rotate=”45”&gt; an entire set of layers at once.</text:p>
      <text:p text:style-name="P2"/>
      <text:h text:style-name="Heading_20_3" text:outline-level="3"><text:bookmark-start text:name="__RefHeading___Toc639_2507969732"/><text:soft-page-break/><text:span text:style-name="T2">2.3.2 </text:span>Image Layers<text:bookmark-end text:name="__RefHeading___Toc639_2507969732"/></text:h>
      <text:p text:style-name="P2"/>
      <text:p text:style-name="P17">Additional attributes:</text:p>
      <text:list xml:id="list1235042317" text:style-name="L12">
        <text:list-item>
          <text:p text:style-name="P70">file – the file source of the image</text:p>
        </text:list-item>
      </text:list>
      <text:p text:style-name="P2"/>
      <text:p text:style-name="P17">Internal files MUST support only and exclusively:</text:p>
      <text:p text:style-name="P17">png, jpeg, emf, and, jpeg2000(?)</text:p>
      <text:p text:style-name="P17"/>
      <text:p text:style-name="P17">(These were chosen as a lowest-common-denominator set that implements nearly all necessary features.)</text:p>
      <text:p text:style-name="P2"/>
      <text:h text:style-name="Heading_20_3" text:outline-level="3"><text:bookmark-start text:name="__RefHeading___Toc641_2507969732"/><text:span text:style-name="T2">2.3.3 </text:span>Solid Layers<text:bookmark-end text:name="__RefHeading___Toc641_2507969732"/></text:h>
      <text:p text:style-name="P6"/>
      <text:p text:style-name="P22">A layer with a simple, solid background.</text:p>
      <text:p text:style-name="P6"/>
      <text:p text:style-name="P18">Additional attributes:</text:p>
      <text:list xml:id="list4181487067" text:style-name="L13">
        <text:list-item>
          <text:p text:style-name="P58">color – background color </text:p>
        </text:list-item>
      </text:list>
      <text:p text:style-name="P2"/>
      <text:h text:style-name="Heading_20_3" text:outline-level="3"><text:bookmark-start text:name="__RefHeading___Toc643_2507969732"/><text:span text:style-name="T2">2.3.4 </text:span>Link Layers<text:bookmark-end text:name="__RefHeading___Toc643_2507969732"/></text:h>
      <text:p text:style-name="P2"/>
      <text:p text:style-name="P22">&lt;link ref=”layerId”&gt; is identical in effect to &lt;image file=”@layerId”&gt; but a little more intuitive.</text:p>
      <text:p text:style-name="P1"/>
      <text:h text:style-name="Heading_20_3" text:outline-level="3"><text:bookmark-start text:name="__RefHeading___Toc645_2507969732"/>2.<text:span text:style-name="T16">3</text:span>.5 <text:span text:style-name="T17">Modifier</text:span> Layers<text:bookmark-end text:name="__RefHeading___Toc645_2507969732"/></text:h>
      <text:p text:style-name="P3"/>
      <text:p text:style-name="P28">NOTE: For clarity in user interfaces, an application MAY want to combine modifier layers visually.</text:p>
      <text:p text:style-name="P3"/>
      <text:p text:style-name="P18">Additional attributes:</text:p>
      <text:list xml:id="list124658073579187" text:continue-numbering="true" text:style-name="L13">
        <text:list-item>
          <text:p text:style-name="P58"><text:span text:style-name="T17">type</text:span> – <text:span text:style-name="T17">type of modifier</text:span></text:p>
        </text:list-item>
        <text:list-item>
          <text:p text:style-name="P58"><text:span text:style-name="T17">size</text:span> – <text:span text:style-name="T17">for modifiers that require it</text:span></text:p>
        </text:list-item>
      </text:list>
      <text:p text:style-name="P8"/>
      <text:h text:style-name="P92" text:outline-level="3"><text:bookmark-start text:name="__RefHeading___Toc658_2507969732"/>2.<text:span text:style-name="T16">3</text:span>.<text:span text:style-name="T22">6</text:span> <text:span text:style-name="T22">Text Layers</text:span><text:bookmark-end text:name="__RefHeading___Toc658_2507969732"/></text:h>
      <text:p text:style-name="P8"/>
      <text:p text:style-name="P19">Additional attributes:</text:p>
      <text:list xml:id="list124658948006606" text:continue-numbering="true" text:style-name="L13">
        <text:list-item>
          <text:p text:style-name="P59">font – <text:span text:style-name="T22">(see section Fonts)</text:span></text:p>
        </text:list-item>
        <text:list-item>
          <text:p text:style-name="P59">fontSize – <text:span text:style-name="T22">currently only supports size in font points</text:span></text:p>
        </text:list-item>
        <text:list-item>
          <text:p text:style-name="P59">typeFace – ???</text:p>
        </text:list-item>
        <text:list-item>
          <text:p text:style-name="P59">color – <text:span text:style-name="T22">color of the text</text:span></text:p>
        </text:list-item>
        <text:list-item>
          <text:p text:style-name="P59">anchor - ???</text:p>
        </text:list-item>
        <text:list-item>
          <text:p text:style-name="P59">lineSpacing - ???</text:p>
        </text:list-item>
        <text:list-item>
          <text:p text:style-name="P59">align – <text:span text:style-name="T22">text can be aligned “left” (default),”right”, or ”center” in the block area</text:span></text:p>
        </text:list-item>
        <text:list-item>
          <text:p text:style-name="P59">verticalAlign – <text:span text:style-name="T22">text can be aligned vertically “top” (default),”bottom”, or ”center” (aka “middle”) in the block area</text:span></text:p>
        </text:list-item>
      </text:list>
      <text:p text:style-name="P8"/>
      <text:h text:style-name="Heading_20_4" text:outline-level="4"><text:bookmark-start text:name="__RefHeading___Toc647_2507969732"/><text:soft-page-break/>2.<text:span text:style-name="T16">3</text:span>.<text:span text:style-name="T22">6</text:span>.1 Fonts<text:bookmark-end text:name="__RefHeading___Toc647_2507969732"/></text:h>
      <text:p text:style-name="P8"/>
      <text:p text:style-name="P26">Font implementation is designed in keeping with the philosophy that everything needed to build a final image should be either in the image or readliy-accessible.</text:p>
      <text:p text:style-name="P8"/>
      <text:p text:style-name="P17">Fonts MUST support both and only .ttf and .otf fonts.</text:p>
      <text:p text:style-name="P8"/>
      <text:p text:style-name="P17">Fonts <text:span text:style-name="T10">MAY</text:span> first check system fonts, <text:span text:style-name="T10">then application font cache (RECOMMENDED) and finally, try to download from ALL approved free font repositories. <text:s/>Application MAY access these either consecutively or in parallel. <text:s/>No font source preference is implied.</text:span></text:p>
      <text:p text:style-name="Standard"/>
      <text:p text:style-name="P22">Approved <text:span text:style-name="T11">free </text:span>font repositories:</text:p>
      <text:list xml:id="list1860375146" text:style-name="L14">
        <text:list-item>
          <text:p text:style-name="P71">Google fonts - <text:a xlink:type="simple" xlink:href="https://fonts.googleapis.com/css?family=FONTNAME" text:style-name="Internet_20_link" text:visited-style-name="Visited_20_Internet_20_Link">https://fonts.googleapis.com/css?family=FONTNAME</text:a></text:p>
        </text:list-item>
        <text:list-item>
          <text:p text:style-name="P72">FontSquirrel <text:span text:style-name="T26">(no follow external links)</text:span> - https://www.fontsquirrel.com/fonts/download/FONTNAME</text:p>
        </text:list-item>
      </text:list>
      <text:p text:style-name="Standard"/>
      <text:p text:style-name="P24">If it is not found in any of these locations, application MUST raise exception.</text:p>
      <text:p text:style-name="Standard"/>
      <text:h text:style-name="Heading_20_1" text:outline-level="1"><text:bookmark-start text:name="__RefHeading___Toc649_2507969732"/><text:span text:style-name="T2">3 </text:span>Forms<text:bookmark-end text:name="__RefHeading___Toc649_2507969732"/></text:h>
      <text:p text:style-name="P2"/>
      <text:p text:style-name="P25">Forms SHOULD reside first in the &lt;smartimage&gt; tag. <text:s/><text:span text:style-name="T13">Since this is optional, applications MUST search the entire document for forms, eg, with xpath //*/form.</text:span></text:p>
      <text:p text:style-name="P25"/>
      <text:p text:style-name="P25">… <text:span text:style-name="T12">TODO: talk about format</text:span></text:p>
      <text:p text:style-name="P25"/>
      <text:h text:style-name="Heading_20_1" text:outline-level="1"><text:bookmark-start text:name="__RefHeading___Toc651_2507969732"/>4. <text:span text:style-name="T25">Implementation Details</text:span><text:bookmark-end text:name="__RefHeading___Toc651_2507969732"/></text:h>
      <text:p text:style-name="P1"/>
      <text:h text:style-name="Heading_20_2" text:outline-level="2">4.1 Saving</text:h>
      <text:p text:style-name="P1"/>
      <text:h text:style-name="Heading_20_3" text:outline-level="3">4.1.1 Future Proofing</text:h>
      <text:p text:style-name="P85"/>
      <text:p text:style-name="P85">In the interest of maximizing compatibility, an application MUST save a document in the lowest format version possible. <text:s/>That is, if versions 1.0 and 2.0 of this specification exist, but the document in question doesn’t absolutely require the features of 2.0 to render, then the document MUST be saved as 1.0</text:p>
      <text:p text:style-name="P1"/>
      <text:h text:style-name="Heading_20_3" text:outline-level="3">2.1.2 Optimization</text:h>
      <text:p text:style-name="P1"/>
      <text:p text:style-name="P30">The user SHOULD be given two options for saving: optimized or non-optimized.</text:p>
      <text:p text:style-name="P30"/>
      <text:p text:style-name="P30"><text:span text:style-name="T20">O</text:span>ptimized <text:span text:style-name="T20">mode implies</text:span>:</text:p>
      <text:list xml:id="list2453637214" text:style-name="L15">
        <text:list-item>
          <text:p text:style-name="P73"><text:soft-page-break/>Removes unused Id’s</text:p>
        </text:list-item>
        <text:list-item>
          <text:p text:style-name="P73">Then removes non isChild layers that id’s refer to.</text:p>
        </text:list-item>
        <text:list-item>
          <text:p text:style-name="P76">Layers that do the same thing joined together and attached via links</text:p>
        </text:list-item>
        <text:list-item>
          <text:p text:style-name="P77">remove unused resources from the zip</text:p>
        </text:list-item>
        <text:list-item>
          <text:p text:style-name="P88">OPTIONAL permanently shrink scaled-down image assets before saving – since pixels are lost, this should be presented to the user as a checkbox or other ui element.</text:p>
        </text:list-item>
      </text:list>
      <text:p text:style-name="P30"/>
      <text:p text:style-name="P30">Either mode MAY make any of the following optimizations:</text:p>
      <text:list xml:id="list1621578857" text:style-name="L16">
        <text:list-item>
          <text:p text:style-name="P74">Remove trailing whitespace from XML</text:p>
        </text:list-item>
        <text:list-item>
          <text:p text:style-name="P74">Remove indention and end-of-lines from XML (NOT RECOMMENDED in the interest of preserving readability)</text:p>
        </text:list-item>
      </text:list>
      <text:p text:style-name="P84"/>
      <text:h text:style-name="Heading_20_3" text:outline-level="3">2.1.3 Compression</text:h>
      <text:p text:style-name="P30"/>
      <text:p text:style-name="P30">In the interest of loading speed it is RECOMMENDED in the zipped file to compress only text-based members. <text:s/>For instance, compress a .xml but only store a .jpeg</text:p>
      <text:p text:style-name="P30"/>
      <text:h text:style-name="Heading_20_3" text:outline-level="3">2.1.4 Format Extensions and Mime <text:span text:style-name="T31">Type</text:span></text:h>
      <text:p text:style-name="P87"/>
      <text:p text:style-name="P87">The file extension for smart images is .simg</text:p>
      <text:p text:style-name="P87">For templates the extension is .simt</text:p>
      <text:p text:style-name="P87">The distinction is for user-friendly reading and icon rendering, alone. <text:s/>Any application MUST handle each file type identically.</text:p>
      <text:p text:style-name="P87"/>
      <text:p text:style-name="P87">The mime type is: /image/xml+smartimage</text:p>
      <text:p text:style-name="P30"/>
      <text:h text:style-name="Heading_20_2" text:outline-level="2">4.2 Rendering <text:span text:style-name="T25">and</text:span> Size Algorithm</text:h>
      <text:p text:style-name="P80"/>
      <text:p text:style-name="P32">There are two different rendering modes <text:span text:style-name="T30">implied</text:span>:</text:p>
      <text:list xml:id="list4063387268" text:style-name="L17">
        <text:list-item>
          <text:p text:style-name="P79">Optimal – only draw <text:span text:style-name="T30">only </text:span>the necessary portions of each layer<text:line-break/><text:span text:style-name="T30">This is REQUIRED, for obvious reasons, but what is also REQUIRED is that pixels that go temporarily out of bounds MUST be maintained. <text:s/>For instance, the following sort of thing must not clip:<text:line-break/><text:tab/>&lt;group roatate=”-45”&gt; &lt;!-- rotates lost bits back into view --&gt;<text:line-break/><text:tab/><text:tab/>&lt;image roatate=”45” /&gt;&lt;!-- loses bits off the edge - -&gt;<text:line-break/><text:tab/>&lt;/group&gt;</text:span></text:p>
        </text:list-item>
        <text:list-item>
          <text:p text:style-name="P78">Full – draw each layer in its entirety (<text:span text:style-name="T30">only needed</text:span> for user interfaces)</text:p>
        </text:list-item>
      </text:list>
      <text:p text:style-name="P30"/>
      <text:p text:style-name="P86">Since the preceding example for optimal rendering could happen in any number of geometry operations, it is RECOMMENDED to implement rendering as a bi-directional operation. <text:s/>Specifically, starting with the final layer, work downward collecting the necessary layer boundaries. <text:s/>Doing so, as each layer is painted working back up the stack, an accurate measurement of the future required dimensions can be known.</text:p>
      <text:p text:style-name="P86"/>
      <text:p text:style-name="P86">Geometry operations MUST be applied to the layer mask as well.</text:p>
      <text:p text:style-name="P86"><text:soft-page-break/></text:p>
      <text:p text:style-name="P86">Geometry, and certain pixel operations (e.g. blur) MUST be applied to region of interest.</text:p>
      <text:p text:style-name="P30"/>
      <text:h text:style-name="Heading_20_1" text:outline-level="1"><text:bookmark-start text:name="__RefHeading___Toc653_2507969732"/><text:span text:style-name="T19">5</text:span>. TBD<text:bookmark-end text:name="__RefHeading___Toc653_2507969732"/></text:h>
      <text:p text:style-name="P21"/>
      <text:p text:style-name="P21">Implementation of the following features is proposed, but not defined:</text:p>
      <text:list xml:id="list2279524055" text:style-name="L18">
        <text:list-item>
          <text:p text:style-name="P81">** Embedded plugins <text:line-break/>should be template-like<text:line-break/>implemented entirely within the file<text:line-break/><text:span text:style-name="T14">adapt forms to named forms that can be used as plugin settings</text:span></text:p>
        </text:list-item>
        <text:list-item>
          <text:p text:style-name="P82">Ingots</text:p>
        </text:list-item>
        <text:list-item>
          <text:p text:style-name="P82">gradients</text:p>
        </text:list-item>
        <text:list-item>
          <text:p text:style-name="P82">procedural textures <text:s/><text:span text:style-name="T29">(https://developer.blender.org/diffusion/B/browse/master/source/blender/blenlib/intern/noise.c)</text:span></text:p>
        </text:list-item>
        <text:list-item>
          <text:p text:style-name="P82">repeating backgrounds <text:span text:style-name="T28">(functionally implemented, just need to figure out xml)</text:span></text:p>
        </text:list-item>
        <text:list-item>
          <text:p text:style-name="P82">auto-create tessalation</text:p>
        </text:list-item>
        <text:list-item>
          <text:p text:style-name="P82">liquid rescale</text:p>
        </text:list-item>
        <text:list-item>
          <text:p text:style-name="P83">photoshop layer attribues (drop shadow, inner glow, etc) – implement as modifier</text:p>
        </text:list-item>
        <text:list-item>
          <text:p text:style-name="P82">edge <text:span text:style-name="T18">treatment for modifiers</text:span> (ie, colorRGB, clamp, mirror) (eg for gaussian blur)<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4.2$Windows_X86_64 LibreOffice_project/9b0d9b32d5dcda91d2f1a96dc04c645c450872bf</meta:generator>
    <dc:date>2018-05-25T12:46:57.012000000</dc:date>
    <meta:editing-duration>PT11H12M22S</meta:editing-duration>
    <meta:editing-cycles>46</meta:editing-cycles>
    <meta:document-statistic meta:table-count="0" meta:image-count="0" meta:object-count="0" meta:page-count="10" meta:paragraph-count="226" meta:word-count="2275" meta:character-count="13977" meta:non-whitespace-character-count="11938"/>
  </office:meta>
</office:document-meta>
</file>